
<file path=META-INF/manifest.xml><?xml version="1.0" encoding="utf-8"?>
<manifest:manifest xmlns:manifest="urn:oasis:names:tc:opendocument:xmlns:manifest:1.0">
  <manifest:file-entry manifest:media-type="application/vnd.oasis.opendocument.graphics"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list-style-name="L1">
      <style:graphic-properties draw:stroke-dash="Dash_20_2" svg:stroke-width="0cm" svg:stroke-color="#000000" draw:marker-start="" draw:marker-start-width="0.299cm" draw:marker-start-center="false" draw:marker-end="" draw:marker-end-width="0.299cm" draw:marker-end-center="false" svg:stroke-opacity="100%" draw:stroke-linejoin="round" draw:fill="solid" draw:fill-color="#cc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4cm" fo:padding-bottom="0.124cm" fo:padding-left="0.249cm" fo:padding-right="0.249cm" fo:wrap-option="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2" style:family="graphic" style:parent-style-name="standard" style:list-style-name="L1">
      <style:graphic-properties draw:stroke-dash="Dash_20_2" svg:stroke-width="0cm" svg:stroke-color="#000000" draw:marker-start="" draw:marker-start-width="0.299cm" draw:marker-start-center="false" draw:marker-end="" draw:marker-end-width="0.299cm" draw:marker-end-center="false" svg:stroke-opacity="100%" draw:stroke-linejoin="round" draw:fill="solid" draw:fill-color="#cc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4cm" fo:padding-bottom="0.124cm" fo:padding-left="0.249cm" fo:padding-right="0.249cm" fo:wrap-option="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3" style:family="graphic" style:parent-style-name="standard" style:list-style-name="L1">
      <style:graphic-properties draw:stroke-dash="Dash_20_2" svg:stroke-width="0cm" svg:stroke-color="#000000" draw:marker-start="" draw:marker-start-width="0.299cm" draw:marker-start-center="false" draw:marker-end="" draw:marker-end-width="0.299cm" draw:marker-end-center="false" svg:stroke-opacity="100%" draw:stroke-linejoin="round" draw:fill="solid" draw:fill-color="#cc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4cm" fo:padding-bottom="0.124cm" fo:padding-left="0.249cm" fo:padding-right="0.249cm" fo:wrap-option="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4" style:family="graphic" style:parent-style-name="standard" style:list-style-name="L1">
      <style:graphic-properties draw:stroke-dash="Dash_20_2" svg:stroke-width="0cm" svg:stroke-color="#000000" draw:marker-start="" draw:marker-start-width="0.299cm" draw:marker-start-center="false" draw:marker-end="" draw:marker-end-width="0.299cm" draw:marker-end-center="false" svg:stroke-opacity="100%" draw:stroke-linejoin="round" draw:fill="solid" draw:fill-color="#cc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4cm" fo:padding-bottom="0.124cm" fo:padding-left="0.249cm" fo:padding-right="0.249cm" fo:wrap-option="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standard" style:list-style-name="L1">
      <style:graphic-properties draw:stroke-dash="Dash_20_2" svg:stroke-width="0cm" svg:stroke-color="#000000" draw:marker-start="" draw:marker-start-width="0.299cm" draw:marker-start-center="false" draw:marker-end="" draw:marker-end-width="0.299cm" draw:marker-end-center="false" svg:stroke-opacity="100%" draw:stroke-linejoin="round" draw:fill="solid" draw:fill-color="#cc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4cm" fo:padding-bottom="0.124cm" fo:padding-left="0.249cm" fo:padding-right="0.249cm" fo:wrap-option="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list-style-name="L1">
      <style:graphic-properties draw:stroke-dash="Dash_20_2" svg:stroke-width="0cm" svg:stroke-color="#000000" draw:marker-start="" draw:marker-start-width="0.299cm" draw:marker-start-center="false" draw:marker-end="" draw:marker-end-width="0.299cm" draw:marker-end-center="false" svg:stroke-opacity="100%" draw:stroke-linejoin="round" draw:fill="solid" draw:fill-color="#cc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4cm" fo:padding-bottom="0.124cm" fo:padding-left="0.249cm" fo:padding-right="0.249cm" fo:wrap-option="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7" style:family="graphic" style:parent-style-name="standard">
      <style:graphic-properties draw:stroke="none" svg:stroke-color="#000000" draw:fill="none" draw:fill-color="#ffffff" fo:min-height="1.02cm"/>
    </style:style>
    <style:style style:name="gr8" style:family="graphic" style:parent-style-name="standard">
      <style:graphic-properties draw:fill="solid" draw:fill-color="#ff3333" draw:textarea-horizontal-align="justify" draw:textarea-vertical-align="middle" draw:auto-grow-height="false"/>
    </style:style>
    <style:style style:name="gr9" style:family="graphic" style:parent-style-name="standard" style:list-style-name="L1">
      <style:graphic-properties draw:stroke-dash="Dash_20_2" svg:stroke-width="0cm" svg:stroke-color="#000000" draw:marker-start="" draw:marker-start-width="0.299cm" draw:marker-start-center="false" draw:marker-end="" draw:marker-end-width="0.299cm" draw:marker-end-center="false" svg:stroke-opacity="100%" draw:stroke-linejoin="round" draw:fill="solid" draw:fill-color="#ffff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4cm" fo:padding-bottom="0.124cm" fo:padding-left="0.249cm" fo:padding-right="0.249cm" fo:wrap-option="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dash="Dash_20_2" svg:stroke-width="0cm" svg:stroke-color="#000000" draw:marker-start="" draw:marker-start-width="0.299cm" draw:marker-start-center="false" draw:marker-end="" draw:marker-end-width="0.299cm" draw:marker-end-center="false" svg:stroke-opacity="100%" draw:stroke-linejoin="round" draw:fill="solid" draw:fill-color="#ffff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4cm" fo:padding-bottom="0.124cm" fo:padding-left="0.249cm" fo:padding-right="0.249cm" fo:wrap-option="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dash="Dash_20_2" svg:stroke-width="0cm" svg:stroke-color="#000000" draw:marker-start="" draw:marker-start-width="0.299cm" draw:marker-start-center="false" draw:marker-end="" draw:marker-end-width="0.299cm" draw:marker-end-center="false" svg:stroke-opacity="100%" draw:stroke-linejoin="round" draw:fill="solid" draw:fill-color="#ffff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4cm" fo:padding-bottom="0.124cm" fo:padding-left="0.249cm" fo:padding-right="0.249cm" fo:wrap-option="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dash="Dash_20_2" svg:stroke-width="0cm" svg:stroke-color="#000000" draw:marker-start="" draw:marker-start-width="0.299cm" draw:marker-start-center="false" draw:marker-end="" draw:marker-end-width="0.299cm" draw:marker-end-center="false" svg:stroke-opacity="100%" draw:stroke-linejoin="round" draw:fill="solid" draw:fill-color="#ffff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4cm" fo:padding-bottom="0.124cm" fo:padding-left="0.249cm" fo:padding-right="0.249cm" fo:wrap-option="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dash="Dash_20_2" svg:stroke-width="0cm" svg:stroke-color="#000000" draw:marker-start="" draw:marker-start-width="0.299cm" draw:marker-start-center="false" draw:marker-end="" draw:marker-end-width="0.299cm" draw:marker-end-center="false" svg:stroke-opacity="100%" draw:stroke-linejoin="round" draw:fill="solid" draw:fill-color="#ffff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4cm" fo:padding-bottom="0.124cm" fo:padding-left="0.249cm" fo:padding-right="0.249cm" fo:wrap-option="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dash="Dash_20_2" svg:stroke-width="0cm" svg:stroke-color="#000000" draw:marker-start="" draw:marker-start-width="0.299cm" draw:marker-start-center="false" draw:marker-end="" draw:marker-end-width="0.299cm" draw:marker-end-center="false" svg:stroke-opacity="100%" draw:stroke-linejoin="round" draw:fill="solid" draw:fill-color="#ffff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4cm" fo:padding-bottom="0.124cm" fo:padding-left="0.249cm" fo:padding-right="0.249cm" fo:wrap-option="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none" draw:stroke-dash="Dash_20_2" svg:stroke-width="0cm" svg:stroke-color="#000000" draw:marker-start="" draw:marker-start-width="0.299cm" draw:marker-start-center="false" draw:marker-end="" draw:marker-end-width="0.299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1.02cm" fo:min-width="0cm" fo:padding-top="0.125cm" fo:padding-bottom="0.125cm" fo:padding-left="0.25cm" fo:padding-right="0.25cm" fo:wrap-option="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graphic-properties svg:stroke-width="0.102cm" svg:stroke-color="#999999" draw:marker-start-width="0.457cm" draw:marker-end-width="0.457cm" draw:fill="solid" draw:fill-color="#e6e6e6" draw:textarea-horizontal-align="justify" draw:textarea-vertical-align="middle" draw:auto-grow-height="false" fo:padding-top="0.176cm" fo:padding-bottom="0.176cm" fo:padding-left="0.301cm" fo:padding-right="0.301cm" draw:shadow="hidden"/>
    </style:style>
    <style:style style:name="gr17" style:family="graphic" style:parent-style-name="standard">
      <style:graphic-properties draw:stroke="solid" draw:stroke-dash="Dashed_20__28_var_29_" svg:stroke-width="0.102cm" svg:stroke-color="#808080" draw:marker-start-width="0.276cm" draw:marker-end-width="0.276cm" draw:fill="solid" draw:textarea-vertical-align="middle" draw:auto-grow-height="false" fo:min-height="0.749cm" fo:min-width="0.499cm" fo:padding-top="0.175cm" fo:padding-bottom="0.175cm" fo:padding-left="0.3cm" fo:padding-right="0.3cm"/>
    </style:style>
    <style:style style:name="gr18" style:family="graphic" style:parent-style-name="standard">
      <style:graphic-properties svg:stroke-width="0.051cm" svg:stroke-color="#999999" draw:marker-start-width="0.276cm" draw:marker-end-width="0.276cm" draw:fill="solid" draw:fill-color="#ff9966" draw:textarea-horizontal-align="justify" draw:textarea-vertical-align="middle" draw:auto-grow-height="false" fo:padding-top="0.15cm" fo:padding-bottom="0.15cm" fo:padding-left="0.275cm" fo:padding-right="0.275cm"/>
    </style:style>
    <style:style style:name="gr19" style:family="graphic" style:parent-style-name="standard" style:list-style-name="L1">
      <style:graphic-properties draw:stroke="solid" draw:stroke-dash="Dash_20_2" svg:stroke-width="0.051cm" svg:stroke-color="#000000" draw:marker-start="" draw:marker-start-width="0.376cm" draw:marker-start-center="false" draw:marker-end="" draw:marker-end-width="0.376cm" draw:marker-end-center="false" svg:stroke-opacity="100%" draw:stroke-linejoin="round" draw:fill="solid" draw:fill-color="#dc23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solid" draw:stroke-dash="Dash_20_2" svg:stroke-width="0.051cm" svg:stroke-color="#000000" draw:marker-start="" draw:marker-start-width="0.376cm" draw:marker-start-center="false" draw:marker-end="" draw:marker-end-width="0.376cm" draw:marker-end-center="false" svg:stroke-opacity="100%" draw:stroke-linejoin="round" draw:fill="solid" draw:fill-color="#dc23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1">
      <style:graphic-properties draw:stroke="solid" draw:stroke-dash="Dash_20_2" svg:stroke-width="0.051cm" svg:stroke-color="#000000" draw:marker-start="" draw:marker-start-width="0.376cm" draw:marker-start-center="false" draw:marker-end="" draw:marker-end-width="0.376cm" draw:marker-end-center="false" svg:stroke-opacity="100%" draw:stroke-linejoin="round" draw:fill="solid" draw:fill-color="#dc23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22" style:family="graphic" style:parent-style-name="standard">
      <style:graphic-properties svg:stroke-width="0.051cm" svg:stroke-color="#999999" draw:marker-start-width="0.276cm" draw:marker-end-width="0.276cm" draw:fill="solid" draw:textarea-horizontal-align="center" draw:textarea-vertical-align="middle" fo:padding-top="0.15cm" fo:padding-bottom="0.15cm" fo:padding-left="0.275cm" fo:padding-right="0.275cm"/>
    </style:style>
    <style:style style:name="gr23" style:family="graphic" style:parent-style-name="standard">
      <style:graphic-properties svg:stroke-width="0.051cm" svg:stroke-color="#999999" draw:marker-start-width="0.276cm" draw:marker-end-width="0.276cm" draw:fill="solid" draw:fill-color="#e6e64c" draw:textarea-horizontal-align="justify" draw:textarea-vertical-align="middle" draw:auto-grow-height="false" fo:padding-top="0.15cm" fo:padding-bottom="0.15cm" fo:padding-left="0.275cm" fo:padding-right="0.275cm"/>
    </style:style>
    <style:style style:name="gr24" style:family="graphic" style:parent-style-name="standard">
      <style:graphic-properties svg:stroke-width="0.051cm" svg:stroke-color="#999999" draw:marker-start-width="0.276cm" draw:marker-end-width="0.276cm" draw:fill="solid" draw:fill-color="#ccccff" draw:textarea-horizontal-align="justify" draw:textarea-vertical-align="middle" draw:auto-grow-height="false" fo:padding-top="0.15cm" fo:padding-bottom="0.15cm" fo:padding-left="0.275cm" fo:padding-right="0.275cm"/>
    </style:style>
    <style:style style:name="gr25" style:family="graphic" style:parent-style-name="objectwithoutfill">
      <style:graphic-properties svg:stroke-width="0.102cm" svg:stroke-color="#94bd5e" draw:marker-start-width="0.457cm" draw:marker-end="Arrow" draw:marker-end-width="0.457cm" draw:fill="none" draw:textarea-horizontal-align="center" draw:textarea-vertical-align="middle" fo:padding-top="0.176cm" fo:padding-bottom="0.176cm" fo:padding-left="0.301cm" fo:padding-right="0.301cm"/>
    </style:style>
    <style:style style:name="gr26"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27" style:family="graphic" style:parent-style-name="objectwithoutfill">
      <style:graphic-properties svg:stroke-width="0.102cm" svg:stroke-color="#94bd5e" draw:marker-start-width="0.457cm" draw:marker-end="Arrow" draw:marker-end-width="0.457cm" draw:stroke-linejoin="round" draw:fill="none" draw:textarea-horizontal-align="center" draw:textarea-vertical-align="middle" fo:padding-top="0.176cm" fo:padding-bottom="0.176cm" fo:padding-left="0.301cm" fo:padding-right="0.301cm"/>
    </style:style>
    <style:style style:name="gr28" style:family="graphic" style:parent-style-name="objectwithoutfill">
      <style:graphic-properties svg:stroke-width="0.102cm" svg:stroke-color="#94bd5e" draw:marker-start-width="0.352cm" draw:marker-end="Arrow" draw:marker-end-width="0.352cm" draw:fill="none" draw:textarea-horizontal-align="center" draw:textarea-vertical-align="middle" fo:padding-top="0.175cm" fo:padding-bottom="0.175cm" fo:padding-left="0.3cm" fo:padding-right="0.3cm"/>
    </style:style>
    <style:style style:name="gr29" style:family="graphic" style:parent-style-name="standard">
      <style:graphic-properties draw:stroke="none" svg:stroke-color="#000000" draw:fill="none" draw:fill-color="#ffffff" fo:min-height="0.635cm"/>
    </style:style>
    <style:style style:name="gr30" style:family="graphic" style:parent-style-name="standard">
      <style:graphic-properties svg:stroke-width="0.102cm" svg:stroke-color="#94bd5e" draw:marker-start-width="0.352cm" draw:marker-end="Arrow" draw:marker-end-width="0.452cm" draw:fill="solid" draw:textarea-horizontal-align="center" draw:textarea-vertical-align="middle" fo:padding-top="0.175cm" fo:padding-bottom="0.175cm" fo:padding-left="0.3cm" fo:padding-right="0.3cm"/>
    </style:style>
    <style:style style:name="gr31" style:family="graphic" style:parent-style-name="standard" style:list-style-name="L1">
      <style:graphic-properties draw:stroke="none" draw:stroke-dash="Dash_20_2" svg:stroke-width="0cm" svg:stroke-color="#000000" draw:marker-start="" draw:marker-start-width="0.299cm" draw:marker-start-center="false" draw:marker-end="" draw:marker-end-width="0.299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1.02cm" fo:min-width="0cm" fo:padding-top="0.125cm" fo:padding-bottom="0.125cm" fo:padding-left="0.25cm" fo:padding-right="0.25cm" fo:wrap-option="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P1"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Liberation Sans'" style:font-family-generic="roman" style:font-pitch="variable"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language-asian="zxx" style:country-asian="none" style:font-style-asian="normal" style:font-weight-asian="normal" style:font-family-complex="'DejaVu Sans'" style:font-family-generic-complex="system" style:font-pitch-complex="variable" style:language-complex="zxx" style:country-complex="none" style:font-style-complex="normal" style:font-weight-complex="normal" style:text-emphasize="none" style:text-scale="100%" style:font-relief="none" fo:hyphenate="false"/>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4pt" style:font-size-asian="14pt" style:font-size-complex="14pt"/>
    </style:style>
    <style:style style:name="P4" style:family="paragraph">
      <style:paragraph-properties fo:text-align="center"/>
    </style:style>
    <style:style style:name="P5"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fo:hyphenate="false"/>
    </style:style>
    <style:style style:name="P6"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Liberation Sans'" style:font-family-generic="roman" style:font-pitch="variable" fo:font-size="14pt"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font-size-asian="14pt" style:language-asian="zxx" style:country-asian="none" style:font-style-asian="normal" style:font-weight-asian="normal" style:font-family-complex="'DejaVu Sans'" style:font-family-generic-complex="system" style:font-pitch-complex="variable" style:font-size-complex="14pt" style:language-complex="zxx" style:country-complex="none" style:font-style-complex="normal" style:font-weight-complex="normal" style:text-emphasize="none" style:text-scale="100%" style:font-relief="none" fo:hyphenate="false"/>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style:use-window-font-color="true"/>
    </style:style>
    <style:style style:name="P9" style:family="paragraph">
      <style:paragraph-properties fo:margin-left="0cm" fo:margin-right="0cm" fo:text-align="center" fo:text-indent="0cm"/>
      <style:text-properties fo:font-size="14pt" style:font-size-asian="14pt" style:font-size-complex="14pt"/>
    </style:style>
    <style:style style:name="P10"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font-size-asian="18pt" style:language-asian="zxx" style:country-asian="none" style:font-style-asian="normal" style:font-weight-asian="normal" style:font-family-complex="'DejaVu Sans'"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11"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fo:hyphenate="false"/>
    </style:style>
    <style:style style:name="P12"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fo:color="#ffffff"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font-size-asian="18pt" style:language-asian="zxx" style:country-asian="none" style:font-style-asian="normal" style:font-weight-asian="normal" style:font-family-complex="'DejaVu Sans'"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13" style:family="paragraph">
      <style:paragraph-properties fo:margin-left="0cm" fo:margin-right="0cm" fo:text-align="center" fo:text-indent="0cm"/>
      <style:text-properties fo:color="#ffffff"/>
    </style:style>
    <style:style style:name="P14" style:family="paragraph">
      <style:paragraph-properties fo:margin-left="0cm" fo:margin-right="0cm" fo:text-align="end" fo:text-indent="0cm"/>
      <style:text-properties fo:font-size="12pt" style:font-size-asian="12pt" style:font-size-complex="12pt"/>
    </style:style>
    <style:style style:name="P15" style:family="paragraph">
      <style:paragraph-properties fo:margin-left="0cm" fo:margin-right="0cm" fo:text-indent="0cm"/>
      <style:text-properties fo:color="#7da647" fo:font-size="14pt" fo:font-style="italic" fo:font-weight="bold" style:font-size-asian="14pt" style:font-style-asian="italic" style:font-weight-asian="bold" style:font-size-complex="14pt" style:font-style-complex="italic" style:font-weight-complex="bold"/>
    </style:style>
    <style:style style:name="P16" style:family="paragraph">
      <style:paragraph-properties fo:margin-left="0cm" fo:margin-right="0cm" fo:margin-top="0cm" fo:margin-bottom="0cm" fo:line-height="100%" fo:text-align="end" text:enable-numbering="false" fo:text-indent="0cm" style:text-autospace="ideograph-alpha" style:punctuation-wrap="simple" style:line-break="strict" style:writing-mode="lr-tb">
        <style:tab-stops/>
      </style:paragraph-properties>
      <style:text-properties fo:hyphenate="false"/>
    </style:style>
    <style:style style:name="T1" style:family="text">
      <style:text-properties fo:font-size="14pt" style:font-size-asian="14pt" style:font-size-complex="14pt"/>
    </style:style>
    <style:style style:name="T2" style:family="text">
      <style:text-properties style:use-window-font-color="true" style:text-outline="false" style:text-line-through-style="none" style:text-position="0% 100%" fo:font-family="'Liberation Sans'" style:font-family-generic="roman" style:font-pitch="variable" fo:font-size="14pt"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font-size-asian="14pt" style:language-asian="zxx" style:country-asian="none" style:font-style-asian="normal" style:font-weight-asian="normal" style:font-family-complex="'DejaVu Sans'" style:font-family-generic-complex="system" style:font-pitch-complex="variable" style:font-size-complex="14pt" style:language-complex="zxx" style:country-complex="none" style:font-style-complex="normal" style:font-weight-complex="normal" style:text-emphasize="none" style:text-scale="100%" style:font-relief="none"/>
    </style:style>
    <style:style style:name="T3" style:family="text">
      <style:text-properties style:use-window-font-color="true"/>
    </style:style>
    <style:style style:name="T4" style:family="text">
      <style:text-properties fo:color="#ffffff"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font-size-asian="18pt" style:language-asian="zxx" style:country-asian="none" style:font-style-asian="normal" style:font-weight-asian="normal" style:font-family-complex="'DejaVu Sans'" style:font-family-generic-complex="system" style:font-pitch-complex="variable" style:font-size-complex="18pt" style:language-complex="zxx" style:country-complex="none" style:font-style-complex="normal" style:font-weight-complex="normal" style:text-emphasize="none" style:text-scale="100%" style:font-relief="none"/>
    </style:style>
    <style:style style:name="T5" style:family="text">
      <style:text-properties fo:color="#7da647" fo:font-size="14pt" fo:font-style="italic" fo:font-weight="bold" style:font-size-asian="14pt" style:font-style-asian="italic" style:font-weight-asian="bold" style:font-size-complex="14pt" style:font-style-complex="italic"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custom-shape draw:style-name="gr1" draw:text-style-name="P1" draw:layer="layout" svg:width="0.635cm" svg:height="1.27cm" draw:transform="rotate (1.5707963267946) translate (10.297cm 6.715cm)">
            <text:p text:style-name="P2"/>
            <draw:enhanced-geometry svg:viewBox="0 0 21600 21600" draw:mirror-horizontal="true" draw:mirror-vertical="false" draw:glue-points="10800 0 3160 3160 0 10800 3160 18440 10800 21600 18440 18440 21600 10800 18440 3160" draw:text-areas="3200 3200 18400 18400" draw:type="ellipse"/>
          </draw:custom-shape>
          <draw:custom-shape draw:style-name="gr2" draw:text-style-name="P1" draw:layer="layout" svg:width="0.635cm" svg:height="1.27cm" draw:transform="rotate (1.5707963267946) translate (10.297cm 6.414cm)">
            <text:p text:style-name="P2"/>
            <draw:enhanced-geometry svg:viewBox="0 0 21600 21600" draw:mirror-horizontal="true" draw:mirror-vertical="false" draw:glue-points="10800 0 3160 3160 0 10800 3160 18440 10800 21600 18440 18440 21600 10800 18440 3160" draw:text-areas="3200 3200 18400 18400" draw:type="ellipse"/>
          </draw:custom-shape>
          <draw:custom-shape draw:style-name="gr3" draw:text-style-name="P1" draw:layer="layout" svg:width="0.635cm" svg:height="1.27cm" draw:transform="rotate (1.5707963267946) translate (10.297cm 6.113cm)">
            <text:p text:style-name="P2"/>
            <draw:enhanced-geometry svg:viewBox="0 0 21600 21600" draw:mirror-horizontal="true" draw:mirror-vertical="false" draw:glue-points="10800 0 3160 3160 0 10800 3160 18440 10800 21600 18440 18440 21600 10800 18440 3160" draw:text-areas="3200 3200 18400 18400" draw:type="ellipse"/>
          </draw:custom-shape>
          <draw:custom-shape draw:style-name="gr4" draw:text-style-name="P1" draw:layer="layout" svg:width="0.635cm" svg:height="1.27cm" draw:transform="rotate (1.5707963267946) translate (10.297cm 5.812cm)">
            <text:p text:style-name="P2"/>
            <draw:enhanced-geometry svg:viewBox="0 0 21600 21600" draw:mirror-horizontal="true" draw:mirror-vertical="false" draw:glue-points="10800 0 3160 3160 0 10800 3160 18440 10800 21600 18440 18440 21600 10800 18440 3160" draw:text-areas="3200 3200 18400 18400" draw:type="ellipse"/>
          </draw:custom-shape>
          <draw:custom-shape draw:style-name="gr5" draw:text-style-name="P1" draw:layer="layout" svg:width="0.635cm" svg:height="1.27cm" draw:transform="rotate (1.5707963267946) translate (10.297cm 5.511cm)">
            <text:p text:style-name="P2"/>
            <draw:enhanced-geometry svg:viewBox="0 0 21600 21600" draw:mirror-horizontal="true" draw:mirror-vertical="false" draw:glue-points="10800 0 3160 3160 0 10800 3160 18440 10800 21600 18440 18440 21600 10800 18440 3160" draw:text-areas="3200 3200 18400 18400" draw:type="ellipse"/>
          </draw:custom-shape>
          <draw:custom-shape draw:style-name="gr6" draw:text-style-name="P1" draw:layer="layout" svg:width="0.635cm" svg:height="1.27cm" draw:transform="rotate (1.5707963267946) translate (10.297cm 5.21cm)">
            <text:p text:style-name="P2"/>
            <draw:enhanced-geometry svg:viewBox="0 0 21600 21600" draw:mirror-horizontal="true" draw:mirror-vertical="false" draw:glue-points="10800 0 3160 3160 0 10800 3160 18440 10800 21600 18440 18440 21600 10800 18440 3160" draw:text-areas="3200 3200 18400 18400" draw:type="ellipse"/>
          </draw:custom-shape>
        </draw:g>
        <draw:g>
          <draw:frame draw:style-name="gr7" draw:text-style-name="P3" draw:layer="layout" svg:width="3.378cm" svg:height="1.361cm" svg:x="11.56cm" svg:y="12.395cm">
            <draw:text-box>
              <text:p text:style-name="P2"><text:span text:style-name="T1">Spider</text:span></text:p>
              <text:p text:style-name="P2"><text:span text:style-name="T1">Middlewares</text:span></text:p>
            </draw:text-box>
          </draw:frame>
          <draw:custom-shape draw:style-name="gr8" draw:text-style-name="P4" draw:layer="layout" svg:width="1.27cm" svg:height="0.635cm" svg:x="10.29cm" svg:y="13.597cm">
            <text:p text:style-name="P2"/>
            <draw:enhanced-geometry svg:viewBox="0 0 21600 21600" draw:mirror-vertical="true" draw:mirror-horizontal="false" draw:glue-points="10800 0 3160 3160 0 10800 3160 18440 10800 21600 18440 18440 21600 10800 18440 3160" draw:text-areas="3200 3200 18400 18400" draw:type="ellipse"/>
          </draw:custom-shape>
          <draw:custom-shape draw:style-name="gr8" draw:text-style-name="P4" draw:layer="layout" svg:width="1.27cm" svg:height="0.635cm" svg:x="10.29cm" svg:y="13.296cm">
            <text:p text:style-name="P2"/>
            <draw:enhanced-geometry svg:viewBox="0 0 21600 21600" draw:mirror-vertical="true" draw:mirror-horizontal="false" draw:glue-points="10800 0 3160 3160 0 10800 3160 18440 10800 21600 18440 18440 21600 10800 18440 3160" draw:text-areas="3200 3200 18400 18400" draw:type="ellipse"/>
          </draw:custom-shape>
          <draw:custom-shape draw:style-name="gr8" draw:text-style-name="P4" draw:layer="layout" svg:width="1.27cm" svg:height="0.635cm" svg:x="10.29cm" svg:y="12.995cm">
            <text:p text:style-name="P2"/>
            <draw:enhanced-geometry svg:viewBox="0 0 21600 21600" draw:mirror-vertical="true" draw:mirror-horizontal="false" draw:glue-points="10800 0 3160 3160 0 10800 3160 18440 10800 21600 18440 18440 21600 10800 18440 3160" draw:text-areas="3200 3200 18400 18400" draw:type="ellipse"/>
          </draw:custom-shape>
          <draw:custom-shape draw:style-name="gr8" draw:text-style-name="P4" draw:layer="layout" svg:width="1.27cm" svg:height="0.635cm" svg:x="10.29cm" svg:y="12.694cm">
            <text:p text:style-name="P2"/>
            <draw:enhanced-geometry svg:viewBox="0 0 21600 21600" draw:mirror-vertical="true" draw:mirror-horizontal="false" draw:glue-points="10800 0 3160 3160 0 10800 3160 18440 10800 21600 18440 18440 21600 10800 18440 3160" draw:text-areas="3200 3200 18400 18400" draw:type="ellipse"/>
          </draw:custom-shape>
          <draw:custom-shape draw:style-name="gr8" draw:text-style-name="P4" draw:layer="layout" svg:width="1.27cm" svg:height="0.635cm" svg:x="10.29cm" svg:y="12.393cm">
            <text:p text:style-name="P2"/>
            <draw:enhanced-geometry svg:viewBox="0 0 21600 21600" draw:mirror-vertical="true" draw:mirror-horizontal="false" draw:glue-points="10800 0 3160 3160 0 10800 3160 18440 10800 21600 18440 18440 21600 10800 18440 3160" draw:text-areas="3200 3200 18400 18400" draw:type="ellipse"/>
          </draw:custom-shape>
          <draw:custom-shape draw:style-name="gr8" draw:text-style-name="P4" draw:layer="layout" svg:width="1.27cm" svg:height="0.635cm" svg:x="10.29cm" svg:y="12.092cm">
            <text:p text:style-name="P2"/>
            <draw:enhanced-geometry svg:viewBox="0 0 21600 21600" draw:mirror-vertical="true" draw:mirror-horizontal="false" draw:glue-points="10800 0 3160 3160 0 10800 3160 18440 10800 21600 18440 18440 21600 10800 18440 3160" draw:text-areas="3200 3200 18400 18400" draw:type="ellipse"/>
          </draw:custom-shape>
        </draw:g>
        <draw:g>
          <draw:custom-shape draw:style-name="gr9" draw:text-style-name="P1" draw:layer="layout" svg:width="0.635cm" svg:height="1.27cm" svg:x="15.872cm" svg:y="8.72cm">
            <text:p text:style-name="P2"/>
            <draw:enhanced-geometry svg:viewBox="0 0 21600 21600" draw:mirror-horizontal="true" draw:mirror-vertical="false" draw:glue-points="10800 0 3160 3160 0 10800 3160 18440 10800 21600 18440 18440 21600 10800 18440 3160" draw:text-areas="3200 3200 18400 18400" draw:type="ellipse"/>
          </draw:custom-shape>
          <draw:custom-shape draw:style-name="gr10" draw:text-style-name="P1" draw:layer="layout" svg:width="0.635cm" svg:height="1.27cm" svg:x="15.571cm" svg:y="8.72cm">
            <text:p text:style-name="P2"/>
            <draw:enhanced-geometry svg:viewBox="0 0 21600 21600" draw:mirror-horizontal="true" draw:mirror-vertical="false" draw:glue-points="10800 0 3160 3160 0 10800 3160 18440 10800 21600 18440 18440 21600 10800 18440 3160" draw:text-areas="3200 3200 18400 18400" draw:type="ellipse"/>
          </draw:custom-shape>
          <draw:custom-shape draw:style-name="gr11" draw:text-style-name="P1" draw:layer="layout" svg:width="0.635cm" svg:height="1.27cm" svg:x="15.27cm" svg:y="8.72cm">
            <text:p text:style-name="P2"/>
            <draw:enhanced-geometry svg:viewBox="0 0 21600 21600" draw:mirror-horizontal="true" draw:mirror-vertical="false" draw:glue-points="10800 0 3160 3160 0 10800 3160 18440 10800 21600 18440 18440 21600 10800 18440 3160" draw:text-areas="3200 3200 18400 18400" draw:type="ellipse"/>
          </draw:custom-shape>
          <draw:custom-shape draw:style-name="gr12" draw:text-style-name="P1" draw:layer="layout" svg:width="0.635cm" svg:height="1.27cm" svg:x="14.969cm" svg:y="8.72cm">
            <text:p text:style-name="P2"/>
            <draw:enhanced-geometry svg:viewBox="0 0 21600 21600" draw:mirror-horizontal="true" draw:mirror-vertical="false" draw:glue-points="10800 0 3160 3160 0 10800 3160 18440 10800 21600 18440 18440 21600 10800 18440 3160" draw:text-areas="3200 3200 18400 18400" draw:type="ellipse"/>
          </draw:custom-shape>
          <draw:custom-shape draw:style-name="gr13" draw:text-style-name="P1" draw:layer="layout" svg:width="0.635cm" svg:height="1.27cm" svg:x="14.668cm" svg:y="8.72cm">
            <text:p text:style-name="P2"/>
            <draw:enhanced-geometry svg:viewBox="0 0 21600 21600" draw:mirror-horizontal="true" draw:mirror-vertical="false" draw:glue-points="10800 0 3160 3160 0 10800 3160 18440 10800 21600 18440 18440 21600 10800 18440 3160" draw:text-areas="3200 3200 18400 18400" draw:type="ellipse"/>
          </draw:custom-shape>
          <draw:custom-shape draw:style-name="gr14" draw:text-style-name="P1" draw:layer="layout" svg:width="0.635cm" svg:height="1.27cm" svg:x="14.367cm" svg:y="8.72cm">
            <text:p text:style-name="P2"/>
            <draw:enhanced-geometry svg:viewBox="0 0 21600 21600" draw:mirror-horizontal="true" draw:mirror-vertical="false" draw:glue-points="10800 0 3160 3160 0 10800 3160 18440 10800 21600 18440 18440 21600 10800 18440 3160" draw:text-areas="3200 3200 18400 18400" draw:type="ellipse"/>
          </draw:custom-shape>
          <draw:frame draw:style-name="gr15" draw:text-style-name="P6" draw:layer="layout" svg:width="3.352cm" svg:height="1.361cm" svg:x="13.97cm" svg:y="9.999cm">
            <draw:text-box>
              <text:p text:style-name="P5"><text:span text:style-name="T2">Downloader</text:span></text:p>
              <text:p text:style-name="P5"><text:span text:style-name="T2">Middlewares</text:span></text:p>
            </draw:text-box>
          </draw:frame>
        </draw:g>
        <draw:custom-shape draw:style-name="gr16" draw:text-style-name="P8" draw:id="id1" draw:layer="layout" svg:width="5.08cm" svg:height="3.81cm" svg:x="8.385cm" svg:y="7.415cm">
          <draw:glue-point draw:id="8" svg:x="-2.055cm" svg:y="-2.931cm"/>
          <draw:glue-point draw:id="9" svg:x="2.23cm" svg:y="-2.931cm"/>
          <text:p text:style-name="P7"><text:span text:style-name="T3">Scrapy</text:span></text:p>
          <text:p text:style-name="P7"><text:span text:style-name="T3">Engine</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 draw:text-style-name="P9" draw:id="id6" draw:layer="layout" svg:width="5.915cm" svg:height="2.886cm" svg:x="16.875cm" svg:y="2.27cm">
          <text:p text:style-name="P7"><text:span text:style-name="T1">Internet</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8" draw:text-style-name="P7" draw:id="id5" draw:layer="layout" svg:width="3.81cm" svg:height="1.55cm" svg:x="1.635cm" svg:y="8.541cm">
          <text:p text:style-name="P7">Item</text:p>
          <text:p text:style-name="P7">Pipeline</text:p>
          <draw:enhanced-geometry svg:viewBox="0 0 21600 21600" draw:mirror-horizontal="false" draw:mirror-vertical="false" draw:type="rectangle" draw:enhanced-path="M 0 0 L 21600 0 21600 21600 0 21600 0 0 Z N"/>
        </draw:custom-shape>
        <draw:g draw:id="id4">
          <draw:custom-shape draw:style-name="gr19" draw:text-style-name="P10" draw:layer="layout" svg:width="3.889cm" svg:height="1.628cm" svg:x="8.685cm" svg:y="15.005cm">
            <text:p text:style-name="P2"/>
            <draw:enhanced-geometry svg:viewBox="0 0 21600 21600" draw:mirror-horizontal="false" draw:mirror-vertical="false" draw:type="rectangle" draw:enhanced-path="M 0 0 L 21600 0 21600 21600 0 21600 0 0 Z N"/>
          </draw:custom-shape>
          <draw:custom-shape draw:style-name="gr20" draw:text-style-name="P10" draw:layer="layout" svg:width="3.89cm" svg:height="1.628cm" svg:x="8.978cm" svg:y="15.291cm">
            <text:p text:style-name="P2"/>
            <draw:enhanced-geometry svg:viewBox="0 0 21600 21600" draw:mirror-horizontal="false" draw:mirror-vertical="false" draw:type="rectangle" draw:enhanced-path="M 0 0 L 21600 0 21600 21600 0 21600 0 0 Z N"/>
          </draw:custom-shape>
          <draw:custom-shape draw:style-name="gr21" draw:text-style-name="P12" draw:layer="layout" svg:width="3.889cm" svg:height="1.627cm" svg:x="9.241cm" svg:y="15.548cm">
            <text:p text:style-name="P11"><text:span text:style-name="T4">Spiders</text:span></text:p>
            <draw:enhanced-geometry svg:viewBox="0 0 21600 21600" draw:mirror-horizontal="false" draw:mirror-vertical="false" draw:type="rectangle" draw:enhanced-path="M 0 0 L 21600 0 21600 21600 0 21600 0 0 Z N"/>
          </draw:custom-shape>
        </draw:g>
        <draw:connector draw:style-name="gr22" draw:text-style-name="P4" draw:layer="layout" draw:type="line" svg:x1="13.465cm" svg:y1="9.319cm" svg:x2="17.61cm" svg:y2="9.322cm" draw:start-shape="id1" draw:start-glue-point="7" draw:end-shape="id2" draw:end-glue-point="3" svg:d="m13465 9319 4145 3">
          <text:p text:style-name="P2"/>
        </draw:connector>
        <draw:connector draw:style-name="gr22" draw:text-style-name="P4" draw:layer="layout" draw:type="line" svg:x1="10.924cm" svg:y1="7.415cm" svg:x2="10.928cm" svg:y2="3.875cm" draw:start-shape="id1" draw:start-glue-point="4" draw:end-shape="id3" draw:end-glue-point="2" svg:d="m10924 7415 4-3540">
          <text:p text:style-name="P2"/>
        </draw:connector>
        <draw:connector draw:style-name="gr22" draw:text-style-name="P4" draw:layer="layout" draw:type="line" svg:x1="10.907cm" svg:y1="15.005cm" svg:x2="10.924cm" svg:y2="11.225cm" draw:start-shape="id4" draw:start-glue-point="0" draw:end-shape="id1" draw:end-glue-point="6" svg:d="m10907 15005 17-3780">
          <text:p text:style-name="P2"/>
        </draw:connector>
        <draw:custom-shape draw:style-name="gr23" draw:text-style-name="P7" draw:id="id2" draw:layer="layout" svg:width="4.445cm" svg:height="1.47cm" svg:x="17.61cm" svg:y="8.587cm">
          <text:p text:style-name="P7">Downloader</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3" draw:id="id3" draw:layer="layout" svg:width="4.445cm" svg:height="1.605cm" svg:x="8.706cm" svg:y="2.27cm">
          <text:p text:style-name="P7">Scheduler</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 draw:text-style-name="P4" draw:layer="layout" draw:type="line" svg:x1="8.385cm" svg:y1="9.319cm" svg:x2="5.445cm" svg:y2="9.316cm" draw:start-shape="id1" draw:start-glue-point="5" draw:end-shape="id5" draw:end-glue-point="1" svg:d="m8385 9319-2940-3">
          <text:p text:style-name="P2"/>
        </draw:connector>
        <draw:connector draw:style-name="gr22" draw:text-style-name="P4" draw:layer="layout" draw:type="line" svg:x1="19.832cm" svg:y1="8.587cm" svg:x2="19.832cm" svg:y2="5.156cm" draw:start-shape="id2" draw:start-glue-point="0" draw:end-shape="id6" draw:end-glue-point="2" svg:d="m19832 8587v-3431">
          <text:p text:style-name="P2"/>
        </draw:connector>
        <draw:path draw:style-name="gr25" draw:text-style-name="P14" draw:layer="layout" svg:width="4.444cm" svg:height="3.175cm" svg:x="14.1cm" svg:y="4.81cm" svg:viewBox="0 0 4445 3176" svg:d="m0 0c0 3892 4445 3114 4445 3114">
          <text:p text:style-name="P2"/>
        </draw:path>
        <draw:frame draw:style-name="gr26" draw:text-style-name="P15" draw:layer="layout" svg:width="2.729cm" svg:height="0.806cm" svg:x="14.908cm" svg:y="6.08cm">
          <draw:text-box>
            <text:p text:style-name="P2"><text:span text:style-name="T5">Requests</text:span></text:p>
          </draw:text-box>
        </draw:frame>
        <draw:path draw:style-name="gr27" draw:text-style-name="P14" draw:layer="layout" svg:width="4.444cm" svg:height="3.175cm" draw:transform="rotate (-1.6536994662655) translate (18.5445492895561cm 11.8010480787718cm)" svg:viewBox="0 0 4445 3176" svg:d="m0-38916c0 3892 4445 3114 4445 3114">
          <text:p text:style-name="P2"/>
        </draw:path>
        <draw:frame draw:style-name="gr26" draw:text-style-name="P15" draw:layer="layout" svg:width="3.139cm" svg:height="0.806cm" svg:x="15.605cm" svg:y="12.894cm">
          <draw:text-box>
            <text:p text:style-name="P2"><text:span text:style-name="T5">Responses</text:span></text:p>
          </draw:text-box>
        </draw:frame>
        <draw:path draw:style-name="gr28" draw:text-style-name="P14" draw:layer="layout" svg:width="4.444cm" svg:height="3.174cm" draw:transform="rotate (3.03914182649715) translate (7.64353242630984cm 14.9699310581489cm)" svg:viewBox="0 0 4445 3175" svg:d="m0-28219c0 3892 4445 3113 4445 3113">
          <text:p text:style-name="P2"/>
        </draw:path>
        <draw:frame draw:style-name="gr26" draw:text-style-name="P15" draw:layer="layout" svg:width="1.797cm" svg:height="0.806cm" svg:x="4.994cm" svg:y="12.894cm">
          <draw:text-box>
            <text:p text:style-name="P2"><text:span text:style-name="T5">Items</text:span></text:p>
          </draw:text-box>
        </draw:frame>
        <draw:frame draw:style-name="gr29" draw:text-style-name="P15" draw:layer="layout" svg:width="3.175cm" svg:height="0.885cm" svg:x="6.415cm" svg:y="10.71cm">
          <draw:text-box>
            <text:p text:style-name="P2"><text:span text:style-name="T5">Requests</text:span></text:p>
          </draw:text-box>
        </draw:frame>
        <draw:line draw:style-name="gr30" draw:text-style-name="P4" draw:layer="layout" svg:x1="9.255cm" svg:y1="13.7cm" svg:x2="9.255cm" svg:y2="6.715cm">
          <text:p text:style-name="P2"/>
        </draw:line>
        <draw:frame draw:style-name="gr31" draw:text-style-name="P6" draw:layer="layout" svg:width="3.352cm" svg:height="1.361cm" svg:x="6.715cm" svg:y="4.81cm">
          <draw:text-box>
            <text:p text:style-name="P16"><text:span text:style-name="T2">Scheduler</text:span></text:p>
            <text:p text:style-name="P16"><text:span text:style-name="T2">Middleware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linejoin="bevel"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dp1" style:family="drawing-page">
      <style:drawing-page-properties draw:background-size="border" draw:fill="none"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forms form:automatic-focus="false" form:apply-design-mode="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Pablo Hoffman</meta:initial-creator>
    <meta:creation-date>2009-01-06T16:13:28</meta:creation-date>
    <dc:date>2009-04-02T21:28:13</dc:date>
    <meta:editing-cycles>27</meta:editing-cycles>
    <meta:editing-duration>PT2H51M50S</meta:editing-duration>
    <meta:user-defined meta:name="Info 1"/>
    <meta:user-defined meta:name="Info 2"/>
    <meta:user-defined meta:name="Info 3"/>
    <meta:user-defined meta:name="Info 4"/>
    <meta:document-statistic meta:object-count="46"/>
  </office:meta>
</office:document-meta>
</file>